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69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8414.85" calcext:value-type="float">
            <text:p>8,414.85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2070.01" calcext:value-type="float">
            <text:p>2,070.01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321994.68" calcext:value-type="float">
            <text:p>321,994.68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36840.23" calcext:value-type="float">
            <text:p>36,840.23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16733.37" calcext:value-type="float">
            <text:p>16,733.37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4487.28" calcext:value-type="float">
            <text:p>14,487.28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9976.51" calcext:value-type="float">
            <text:p>19,976.51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4429.05" calcext:value-type="float">
            <text:p>4,429.05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608.02" calcext:value-type="float">
            <text:p>1,608.02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7706.77" calcext:value-type="float">
            <text:p>7,706.77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0420.96" calcext:value-type="float">
            <text:p>10,420.96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20969.38" calcext:value-type="float">
            <text:p>20,969.38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311892.93" calcext:value-type="float">
            <text:p>311,892.93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36526.95" calcext:value-type="float">
            <text:p>36,526.9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8662.38" calcext:value-type="float">
            <text:p>8,662.38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21181.43" calcext:value-type="float">
            <text:p>21,181.43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9670.15" calcext:value-type="float">
            <text:p>19,670.15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4754.9" calcext:value-type="float">
            <text:p>14,754.90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55315.55" calcext:value-type="float">
            <text:p>55,315.55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5684.22" calcext:value-type="float">
            <text:p>5,684.22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21968.99" calcext:value-type="float">
            <text:p>21,968.9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63738.41" calcext:value-type="float">
            <text:p>63,738.4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1662.63" calcext:value-type="float">
            <text:p>1,662.63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1342.31" calcext:value-type="float">
            <text:p>11,342.31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29032.37" calcext:value-type="float">
            <text:p>29,032.37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8125.35" calcext:value-type="float">
            <text:p>8,125.3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33232.79" calcext:value-type="float">
            <text:p>33,232.79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32836.24" calcext:value-type="float">
            <text:p>32,836.24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26386.4" calcext:value-type="float">
            <text:p>226,386.40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16156.46" calcext:value-type="float">
            <text:p>16,156.46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7305.45" calcext:value-type="float">
            <text:p>7,305.45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37814.7" calcext:value-type="float">
            <text:p>37,814.70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27039.09" calcext:value-type="float">
            <text:p>27,039.09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21647.64" calcext:value-type="float">
            <text:p>21,647.64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6063.87" calcext:value-type="float">
            <text:p>6,063.87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392.35" calcext:value-type="float">
            <text:p>392.35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228616.67" calcext:value-type="float">
            <text:p>228,616.67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95348.8" calcext:value-type="float">
            <text:p>95,348.80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3700.4" calcext:value-type="float">
            <text:p>3,700.40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5545.98" calcext:value-type="float">
            <text:p>5,545.98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7742.1" calcext:value-type="float">
            <text:p>7,742.10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85597.67" calcext:value-type="float">
            <text:p>85,597.6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2925.07" calcext:value-type="float">
            <text:p>12,925.07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458.92" calcext:value-type="float">
            <text:p>3,458.92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85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FEBRERO 2014" calcext:value-type="string">
            <text:p>PROVISION ANTIGUEDAD PRESTACIONES SOCIALES DIARIA 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2-28','---','-------------------------','PROVISION ANTIGUEDAD PRESTACIONES SOCIALES DIARIA FEBRERO 2014',1,'-','----------','----------',0,0,0,0,'--','SIGESP');" calcext:value-type="string">
            <text:p>INSERT INTO sigesp_cmp VALUES('0001','SCGCMP','0','2014-02-28','---','-------------------------','PROVISION ANTIGUEDAD PRESTACIONES SOCIALES DIARIA FEBR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2:32.786599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3:14.417622596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0" meta:object-count="0"/>
  </office:meta>
</office:document-meta>
</file>